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M</mi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i>L</mi>
                    </mtd>
                  </mtr>
                  <mtr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LF</mi>
            </msup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frac>
                        <mi>h</mi>
                        <mi>n</mi>
                      </mfrac>
                    </mtd>
                  </mtr>
                  <mtr>
                    <mtd>
                      <mn>0</mn>
                    </mtd>
                    <mtd>
                      <mfrac>
                        <mn>1</mn>
                        <mi>n</mi>
                      </mfrac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p>
              <mi>M</mi>
              <mi mathvariant="italic">RT</mi>
            </msup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i>h</mi>
                    </mtd>
                  </mtr>
                  <mtr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 = left [ matrix{1 # L ## 0  # 1} right ]

newline newline

M^{LF} = left [ matrix{1 # h over n ## 0  # 1 over n} right ]

newline newline

M^{RT} = left [ matrix{1 # h ## 0  # 1} right 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5.3.6.1$Windows_x86 LibreOffice_project/686f202eff87ef707079aeb7f485847613344eb7</meta:generator>
  </office:meta>
</office:document-meta>
</file>